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493cm" table:align="left"/>
    </style:style>
    <style:style style:name="Table1.A" style:family="table-column">
      <style:table-column-properties style:column-width="2.376cm"/>
    </style:style>
    <style:style style:name="Table1.B" style:family="table-column">
      <style:table-column-properties style:column-width="2.35cm"/>
    </style:style>
    <style:style style:name="Table1.D" style:family="table-column">
      <style:table-column-properties style:column-width="1.812cm"/>
    </style:style>
    <style:style style:name="Table1.E" style:family="table-column">
      <style:table-column-properties style:column-width="1.607cm"/>
    </style:style>
    <style:style style:name="Table1.A1" style:family="table-cell">
      <style:table-cell-properties style:vertical-align="middle" fo:background-color="#336699" fo:padding="0.049cm" fo:border="none">
        <style:background-image/>
      </style:table-cell-properties>
    </style:style>
    <style:style style:name="Table1.A2" style:family="table-cell">
      <style:table-cell-properties style:vertical-align="middle" fo:padding="0.049cm" fo:border="none"/>
    </style:style>
    <style:style style:name="Table1.B2" style:family="table-cell">
      <style:table-cell-properties style:vertical-align="middle" fo:padding="0.049cm" fo:border="none"/>
    </style:style>
    <style:style style:name="Table1.C2" style:family="table-cell">
      <style:table-cell-properties style:vertical-align="middle" fo:padding="0.049cm" fo:border="none"/>
    </style:style>
    <style:style style:name="Table1.D2" style:family="table-cell">
      <style:table-cell-properties style:vertical-align="middle" fo:padding="0.049cm" fo:border="none"/>
    </style:style>
    <style:style style:name="Table1.E2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able_20_Contents">
      <style:paragraph-properties fo:text-align="center" style:justify-single-word="false" fo:padding="0cm" fo:border="none"/>
      <style:text-properties fo:font-variant="normal" fo:text-transform="none"/>
    </style:style>
    <style:style style:name="P5" style:family="paragraph" style:parent-style-name="Table_20_Heading">
      <style:paragraph-properties fo:margin-top="0cm" fo:margin-bottom="0.499cm" fo:padding="0cm" fo:border="none"/>
      <style:text-properties fo:font-variant="normal" fo:text-transform="none" fo:color="#ffffff"/>
    </style:style>
    <style:style style:name="P6" style:family="paragraph" style:parent-style-name="Table_20_Heading">
      <style:paragraph-properties fo:margin-top="0cm" fo:margin-bottom="0.499cm" fo:padding="0cm" fo:border="none"/>
      <style:text-properties fo:font-variant="normal" fo:text-transform="none" fo:color="#ffffff" style:font-name="Verdana" fo:font-size="9pt" fo:font-style="normal" fo:font-weight="normal"/>
    </style:style>
    <style:style style:name="P7" style:family="paragraph" style:parent-style-name="Table_20_Heading">
      <style:paragraph-properties fo:padding="0cm" fo:border="none"/>
      <style:text-properties fo:font-variant="normal" fo:text-transform="none" fo:color="#ffffff" style:font-name="Verdana" fo:font-size="9pt" fo:font-style="normal" fo:font-weight="bold"/>
    </style:style>
    <style:style style:name="P8" style:family="paragraph" style:parent-style-name="Standard">
      <style:paragraph-properties fo:margin-left="0cm" fo:margin-right="0cm" fo:margin-top="0cm" fo:margin-bottom="0.499cm" fo:text-align="center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9pt" fo:letter-spacing="normal" fo:font-style="normal" fo:font-weight="bold"/>
    </style:style>
    <style:style style:name="T3" style:family="text">
      <style:text-properties fo:font-variant="normal" fo:text-transform="none" fo:color="#ffffff" style:font-name="Verdana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T4" style:family="text">
      <style:text-properties style:font-name="Verdana" fo:font-size="9pt" fo:font-style="normal" fo:font-weight="normal"/>
    </style:style>
    <style:style style:name="T5" style:family="text">
      <style:text-properties style:font-name="Arial1" fo:font-size="9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Strong_20_Emphasis"><text:span text:style-name="T2">Disciplina SSC5887-4 </text:span></text:span><text:span text:style-name="T1"><text:line-break/></text:span><text:span text:style-name="Strong_20_Emphasis"><text:span text:style-name="T2">Introdução aos Sistemas Robóticos</text:span></text:span></text:p>
      <text:p text:style-name="P1"><text:span text:style-name="Strong_20_Emphasis"><text:span text:style-name="T2">Área de Concentração:</text:span></text:span><text:span text:style-name="T1"> 55134</text:span></text:p>
      <text:p text:style-name="P1"><text:span text:style-name="Strong_20_Emphasis"><text:span text:style-name="T2">Criação:</text:span></text:span><text:span text:style-name="T1"> 09/12/2008</text:span></text:p>
      <text:p text:style-name="P1"><text:span text:style-name="Strong_20_Emphasis"><text:span text:style-name="T2">Ativação:</text:span></text:span><text:span text:style-name="T1"> 09/12/2008</text:span></text:p>
      <text:p text:style-name="P1"><text:span text:style-name="Strong_20_Emphasis"><text:span text:style-name="T2">Nr. de Créditos:</text:span></text:span><text:span text:style-name="T1"> 4</text:span></text:p>
      <text:p text:style-name="P1"><text:span text:style-name="Strong_20_Emphasis"><text:span text:style-name="T2">Carga Horária:</text:span>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6">Teórica</text:p>
              <text:p text:style-name="P5">(<text:span text:style-name="T4">por semana)</text:span></text:p>
            </table:table-cell>
            <table:table-cell table:style-name="Table1.A1" office:value-type="string">
              <text:p text:style-name="P6">Prática</text:p>
              <text:p text:style-name="P5">(<text:span text:style-name="T4">por semana)</text:span></text:p>
            </table:table-cell>
            <table:table-cell table:style-name="Table1.A1" office:value-type="string">
              <text:p text:style-name="P6">Estudos</text:p>
              <text:p text:style-name="P5">(<text:span text:style-name="T4">por semana)</text:span></text:p>
            </table:table-cell>
            <table:table-cell table:style-name="Table1.A1" office:value-type="string">
              <text:p text:style-name="P7">Duração</text:p>
            </table:table-cell>
            <table:table-cell table:style-name="Table1.A1" office:value-type="string">
              <text:p text:style-name="P7">Total</text:p>
            </table:table-cell>
          </table:table-row>
        </table:table-header-rows>
        <table:table-row>
          <table:table-cell table:style-name="Table1.A2" office:value-type="string">
            <text:p text:style-name="P4">3</text:p>
          </table:table-cell>
          <table:table-cell table:style-name="Table1.B2" office:value-type="string">
            <text:p text:style-name="P4">0</text:p>
          </table:table-cell>
          <table:table-cell table:style-name="Table1.C2" office:value-type="string">
            <text:p text:style-name="P4">7</text:p>
          </table:table-cell>
          <table:table-cell table:style-name="Table1.D2" office:value-type="string">
            <text:p text:style-name="P4">6 <text:span text:style-name="T5">semanas</text:span></text:p>
          </table:table-cell>
          <table:table-cell table:style-name="Table1.E2" office:value-type="string">
            <text:p text:style-name="P4">60 <text:span text:style-name="T5">horas</text:span></text:p>
          </table:table-cell>
        </table:table-row>
      </table:table>
      <text:p text:style-name="P1"><text:span text:style-name="Strong_20_Emphasis"><text:span text:style-name="T2">Docentes Responsáveis:</text:span></text:span></text:p>
      <text:p text:style-name="P2">Denis Fernando Wolf</text:p>
      <text:p text:style-name="P2">Fernando Santos Osório</text:p>
      <text:p text:style-name="P1"><text:span text:style-name="Strong_20_Emphasis"><text:span text:style-name="T2">Objetivos:</text:span></text:span></text:p>
      <text:p text:style-name="P2">Esta disciplina aborda os fundamentos computacionais da área de robótica móvel. São apresentados os aspectos básicos dos sistemas robóticos como: sensores, atuadores e arquiteturas de controle, bem como noções sobre tópicos mais avançados como: técnicas inteligentes para controle robusto, localização, planejamento de trajetórias e navegação de sistemas móveis autônomos. São também apresentadas e discutidas aplicações práticas de robôs móveis que ilustram os conceitos estudados. As aulas abordam os aspectos teóricos da área bem como apresentam exemplos práticos, introduzindo práticas de simulação e de programação de robôs móveis.</text:p>
      <text:p text:style-name="P1"><text:span text:style-name="Strong_20_Emphasis"><text:span text:style-name="T2">Justificativa:</text:span></text:span></text:p>
      <text:p text:style-name="P2">A robótica móvel é uma área de pesquisa multidisciplinar e relativamente recente, na qual o maior desafio é o desenvolvimento de robôs móveis autônomos, que sejam capazes de interagir com o ambiente e tomar decisões corretas para que suas tarefas sejam executadas com êxito. Esta disciplina introduz os conceitos básicos de robótica móvel, tornando-se importante na formação de uma base de conhecimentos específicos da área para pesquisadores e profissionais que pretendem atuar nessa área. Cabe ressaltar que além do grande potencial científico, nos últimos anos, a robótica móvel vem despertando interesse entre as empresas de tecnologia pelo seu potencial promissor. Dessa forma, é fundamental a existência de disciplinas que abordem os aspectos teóricos e práticos desse vasto campo de pesquisa.</text:p>
      <text:p text:style-name="P1"><text:span text:style-name="Strong_20_Emphasis"><text:span text:style-name="T2">Conteúdo:</text:span></text:span></text:p>
      <text:p text:style-name="P3">- <text:span text:style-name="T4">Histórico da robótica móvel; - Definições sobre conceitos e componentes dos robôs móveis. - Exemplos de robôs móveis autônomos; - Aplicações da robótica móvel; - Agentes móveis: percepção e ação / sensores e atuadores; - Sistemas de controle embarcado: arquiteturas e sistema de controle; - Introdução a algoritmos utilizados para tratar dos problemas de planejamento de trajetórias, navegação; localização; mapeamento e exploração de ambientes, e controle robusto de robôs móveis autônomos; - Simulação e uso prático de robôs móveis.</text:span></text:p>
      <text:p text:style-name="P1"><text:span text:style-name="Strong_20_Emphasis"><text:span text:style-name="T2">Forma de Avaliação:</text:span></text:span></text:p>
      <text:p text:style-name="P2">Média ponderada entre prova, trabalhos e seminários.</text:p>
      <text:p text:style-name="P1"><text:span text:style-name="Strong_20_Emphasis"><text:span text:style-name="T2">Observação:</text:span></text:span></text:p>
      <text:p text:style-name="P2">Considerando a criação do grupo de Sistemas Embarcados, Evolutivos e Robóticos (SEER) e a importância da área de Robótica junto as atividades de ensino e pesquisa desenvolvidas por este grupo, torna-se necessária uma disciplina específica que apresente formalmente os conceitos e fundamentos de base da área de Robótica Móvel.</text:p>
      <text:p text:style-name="P1"><text:span text:style-name="Strong_20_Emphasis"><text:span text:style-name="T2">Bibliografia:</text:span></text:span></text:p>
      <text:p text:style-name="P3">1) <text:span text:style-name="T4">GREGORY DUDEK, MICHAEL JENKIN (2000), Computational Principles of Mobile Robotics, MIT Press, ISBN: 052156876-5, 294 páginas. <text:line-break/>2) HOWIE CHOSET, KEVIN M. LYNCH, SETH HUTCHINSON, GEORGE KANTOR, WOLFRAM BURGARD, LYDIA E. KAVRAKI, SEBASTIAN THRUN (2005), Principles of Robot Motion: Theory, Algorithms, and </text:span><text:soft-page-break/><text:span text:style-name="T4">Implementations, MIT Press, ISNB: 026203327-5, 625 páginas. <text:line-break/>3) ROLAND SIEGWART, ILLAH R. NOURBAKHSH (2004), Introduction to Autonomous Mobile Robots, MIT Press, ISBN: 026219502-X, 335 páginas <text:line-break/>4) MAJA J. MATARIC (2007), The Robotics Primer, Maja J. Mataric, MIT Press, ISBN: 026263354-X, 288 páginas <text:line-break/>5) PLAYER/STAGE/GAZEBO – Software tools for robot and sensors applications, http://playerstage.sourceforge.net/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1T15:32:25.28</meta:creation-date>
    <meta:document-statistic meta:table-count="1" meta:image-count="0" meta:object-count="0" meta:page-count="2" meta:paragraph-count="0" meta:word-count="492" meta:character-count="3450" meta:non-whitespace-character-count="2987"/>
    <dc:date>2012-03-11T15:33:32.29</dc:date>
    <meta:editing-duration>PT1M7S</meta:editing-duration>
    <meta:editing-cycles>1</meta:editing-cycles>
    <meta:generator>LibreOffice/3.4$Win32 LibreOffice_project/340m1$Build-103</meta:generator>
  </office:meta>
</office:document-meta>
</file>